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-16941" calcext:value-type="float">
            <text:p>-16941</text:p>
          </table:table-cell>
          <table:table-cell/>
          <table:table-cell table:formula="of:=[.E68]-[.E67]" office:value-type="float" office:value="-20852" calcext:value-type="float">
            <text:p>-20852</text:p>
          </table:table-cell>
          <table:table-cell/>
          <table:table-cell table:formula="of:=[.H67]+[.G68]" office:value-type="float" office:value="17780" calcext:value-type="float">
            <text:p>17780</text:p>
          </table:table-cell>
          <table:table-cell/>
          <table:table-cell table:formula="of:=[.I68]-[.I67]" office:value-type="float" office:value="-40" calcext:value-type="float">
            <text:p>-4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17780" calcext:value-type="float">
            <text:p>17780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17780" calcext:value-type="float">
            <text:p>17780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17780" calcext:value-type="float">
            <text:p>17780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17780" calcext:value-type="float">
            <text:p>17780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17780" calcext:value-type="float">
            <text:p>17780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17780" calcext:value-type="float">
            <text:p>17780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17780" calcext:value-type="float">
            <text:p>17780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17780" calcext:value-type="float">
            <text:p>17780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17780" calcext:value-type="float">
            <text:p>17780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17780" calcext:value-type="float">
            <text:p>17780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17780" calcext:value-type="float">
            <text:p>17780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17780" calcext:value-type="float">
            <text:p>17780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17780" calcext:value-type="float">
            <text:p>17780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17780" calcext:value-type="float">
            <text:p>17780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17780" calcext:value-type="float">
            <text:p>17780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17780" calcext:value-type="float">
            <text:p>17780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17780" calcext:value-type="float">
            <text:p>17780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17780" calcext:value-type="float">
            <text:p>17780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17780" calcext:value-type="float">
            <text:p>17780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17780" calcext:value-type="float">
            <text:p>17780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17780" calcext:value-type="float">
            <text:p>17780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17780" calcext:value-type="float">
            <text:p>17780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17780" calcext:value-type="float">
            <text:p>17780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17780" calcext:value-type="float">
            <text:p>17780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17780" calcext:value-type="float">
            <text:p>17780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17780" calcext:value-type="float">
            <text:p>17780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17780" calcext:value-type="float">
            <text:p>17780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17780" calcext:value-type="float">
            <text:p>17780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17780" calcext:value-type="float">
            <text:p>17780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17780" calcext:value-type="float">
            <text:p>17780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17780" calcext:value-type="float">
            <text:p>17780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17780" calcext:value-type="float">
            <text:p>17780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17780" calcext:value-type="float">
            <text:p>17780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17780" calcext:value-type="float">
            <text:p>17780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17780" calcext:value-type="float">
            <text:p>17780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17780" calcext:value-type="float">
            <text:p>17780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17780" calcext:value-type="float">
            <text:p>17780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17780" calcext:value-type="float">
            <text:p>17780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17780" calcext:value-type="float">
            <text:p>17780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17780" calcext:value-type="float">
            <text:p>17780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17780" calcext:value-type="float">
            <text:p>17780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 style:data-style-name="N2" text:time-value="22:58:55.060643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8-03T01:36:14.165276700</dc:date>
    <meta:editing-cycles>79</meta:editing-cycles>
    <meta:editing-duration>P14DT7H22M7S</meta:editing-duration>
    <meta:generator>LibreOffice/6.0.3.2$Linux_X86_64 LibreOffice_project/00m0$Build-2</meta:generator>
    <meta:document-statistic meta:table-count="1" meta:cell-count="8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